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Open Sans" svg:font-family="Open Sans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6979166666666667in"/>
    </style:style>
    <style:style style:name="co3" style:family="table-column">
      <style:table-column-properties fo:break-before="auto" style:column-width="1.2604166666666667in"/>
    </style:style>
    <style:style style:name="co4" style:family="table-column">
      <style:table-column-properties fo:break-before="auto" style:column-width="1.1875in"/>
    </style:style>
    <style:style style:name="co5" style:family="table-column">
      <style:table-column-properties fo:break-before="auto" style:column-width="2.2604166666666665in"/>
    </style:style>
    <style:style style:name="co6" style:family="table-column">
      <style:table-column-properties fo:break-before="auto" style:column-width="3.375in"/>
    </style:style>
    <style:style style:name="co7" style:family="table-column">
      <style:table-column-properties fo:break-before="auto" style:column-width="0.6354166666666666in"/>
    </style:style>
    <style:style style:name="co8" style:family="table-column">
      <style:table-column-properties fo:break-before="auto" style:column-width="1.2604166269302368in"/>
    </style:style>
    <style:style style:name="co9" style:family="table-column">
      <style:table-column-properties fo:break-before="auto" style:column-width="1.3645833333333333in"/>
    </style:style>
    <style:style style:name="co10" style:family="table-column">
      <style:table-column-properties fo:break-before="auto" style:column-width="1.375in"/>
    </style:style>
    <style:style style:name="co11" style:family="table-column">
      <style:table-column-properties fo:break-before="auto" style:column-width="1.1354166666666667in"/>
    </style:style>
    <style:style style:name="co12" style:family="table-column">
      <style:table-column-properties fo:break-before="auto" style:column-width="1.1041666666666667in"/>
    </style:style>
    <style:style style:name="co13" style:family="table-column">
      <style:table-column-properties fo:break-before="auto" style:column-width="1.562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875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0833333333333334in" fo:break-before="auto" style:use-optimal-row-height="tru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20833333333333334in" fo:break-before="auto" style:use-optimal-row-height="false"/>
    </style:style>
    <style:style style:name="ta1" style:family="table" style:master-page-name="PageStyle_5f_MIDI Input">
      <style:table-properties table:display="true" style:writing-mode="lr-tb"/>
    </style:style>
    <style:style style:name="ta2" style:family="table" style:master-page-name="PageStyle_5f_MIDI Outpu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Open Sans" style:font-name-asian="Ope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Open Sans" style:font-name-asian="Ope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Open Sans" style:font-name-asian="Ope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fo:wrap-option="wrap" style:vertical-align="bottom"/>
      <style:paragraph-properties/>
      <style:text-properties style:font-name="Open Sans" style:font-name-asian="Ope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">
      <style:text-properties style:font-name="Open Sans" style:font-name-asian="Ope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fo:wrap-option="wrap" style:vertical-align="bottom"/>
      <style:paragraph-properties/>
      <style:text-properties style:font-name="Open Sans" style:font-name-asian="Ope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ext-properties style:font-name="Open Sans" style:font-name-asian="Ope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ackground-color="#FFFFFF"/>
      <style:text-properties style:font-name="Open Sans" style:font-name-asian="Ope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Open Sans" style:font-name-asian="Ope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Open Sans" style:font-name-asian="Ope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Open Sans" style:font-name-asian="Ope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MIDI Inpu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1" table:default-cell-style-name="ce15"/>
        <table:table-column table:style-name="co1" table:default-cell-style-name="ce15" table:number-columns-repeated="229"/>
        <table:table-row table:style-name="ro2">
          <table:table-cell table:style-name="ce21" table:number-columns-spanned="6" table:number-rows-spanned="1" office:value-type="string">
            <text:p>MIDI input (commands sent by to controller to the computer)</text:p>
          </table:table-cell>
          <table:covered-table-cell table:number-columns-repeated="5"/>
          <table:table-cell table:number-columns-repeated="21" table:style-name="ce22"/>
        </table:table-row>
        <table:table-row table:style-name="ro3">
          <table:table-cell table:style-name="ce21" office:value-type="string">
            <text:p>Control</text:p>
          </table:table-cell>
          <table:table-cell table:style-name="ce21" office:value-type="string">
            <text:p>Midi Control Type</text:p>
          </table:table-cell>
          <table:table-cell table:style-name="ce23" office:value-type="string">
            <text:p>MIDI Command
(decimal)</text:p>
          </table:table-cell>
          <table:table-cell table:style-name="ce24" office:value-type="string">
            <text:p>MIDI Command
(Hex)</text:p>
          </table:table-cell>
          <table:table-cell table:style-name="ce21" office:value-type="string">
            <text:p>Command Type</text:p>
          </table:table-cell>
          <table:table-cell table:style-name="ce21" office:value-type="string">
            <text:p>Midi Values (decimal)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FX_KP1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">
            <text:p>1</text:p>
          </table:table-cell>
          <table:table-cell table:style-name="ce26" table:formula="of:=&quot;0x&quot;&amp;DEC2HEX([.C3],2)" office:value-type="string">
            <text:p>0x01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FX_KP2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">
            <text:p>2</text:p>
          </table:table-cell>
          <table:table-cell table:style-name="ce26" table:formula="of:=&quot;0x&quot;&amp;DEC2HEX([.C4],2)" office:value-type="string">
            <text:p>0x02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FX_KP3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">
            <text:p>3</text:p>
          </table:table-cell>
          <table:table-cell table:style-name="ce26" table:formula="of:=&quot;0x&quot;&amp;DEC2HEX([.C5],2)" office:value-type="string">
            <text:p>0x03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FX_KP4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">
            <text:p>4</text:p>
          </table:table-cell>
          <table:table-cell table:style-name="ce26" table:formula="of:=&quot;0x&quot;&amp;DEC2HEX([.C6],2)" office:value-type="string">
            <text:p>0x04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SAMPLE_KP1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">
            <text:p>5</text:p>
          </table:table-cell>
          <table:table-cell table:style-name="ce26" table:formula="of:=&quot;0x&quot;&amp;DEC2HEX([.C7],2)" office:value-type="string">
            <text:p>0x05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SAMPLE_KP2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6">
            <text:p>6</text:p>
          </table:table-cell>
          <table:table-cell table:style-name="ce26" table:formula="of:=&quot;0x&quot;&amp;DEC2HEX([.C8],2)" office:value-type="string">
            <text:p>0x06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SAMPLE_KP3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7">
            <text:p>7</text:p>
          </table:table-cell>
          <table:table-cell table:style-name="ce26" table:formula="of:=&quot;0x&quot;&amp;DEC2HEX([.C9],2)" office:value-type="string">
            <text:p>0x07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SAMPLE_KP4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8">
            <text:p>8</text:p>
          </table:table-cell>
          <table:table-cell table:style-name="ce26" table:formula="of:=&quot;0x&quot;&amp;DEC2HEX([.C10],2)" office:value-type="string">
            <text:p>0x08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LOOP_KP1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9">
            <text:p>9</text:p>
          </table:table-cell>
          <table:table-cell table:style-name="ce26" table:formula="of:=&quot;0x&quot;&amp;DEC2HEX([.C11],2)" office:value-type="string">
            <text:p>0x09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LOOP_KP2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0">
            <text:p>10</text:p>
          </table:table-cell>
          <table:table-cell table:style-name="ce26" table:formula="of:=&quot;0x&quot;&amp;DEC2HEX([.C12],2)" office:value-type="string">
            <text:p>0x0A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LOOP_KP3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1">
            <text:p>11</text:p>
          </table:table-cell>
          <table:table-cell table:style-name="ce26" table:formula="of:=&quot;0x&quot;&amp;DEC2HEX([.C13],2)" office:value-type="string">
            <text:p>0x0B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LOOP_KP4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2">
            <text:p>12</text:p>
          </table:table-cell>
          <table:table-cell table:style-name="ce26" table:formula="of:=&quot;0x&quot;&amp;DEC2HEX([.C14],2)" office:value-type="string">
            <text:p>0x0C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CUE_KP1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3">
            <text:p>13</text:p>
          </table:table-cell>
          <table:table-cell table:style-name="ce26" table:formula="of:=&quot;0x&quot;&amp;DEC2HEX([.C15],2)" office:value-type="string">
            <text:p>0x0D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CUE_KP2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4">
            <text:p>14</text:p>
          </table:table-cell>
          <table:table-cell table:style-name="ce26" table:formula="of:=&quot;0x&quot;&amp;DEC2HEX([.C16],2)" office:value-type="string">
            <text:p>0x0E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CUE_KP3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5">
            <text:p>15</text:p>
          </table:table-cell>
          <table:table-cell table:style-name="ce26" table:formula="of:=&quot;0x&quot;&amp;DEC2HEX([.C17],2)" office:value-type="string">
            <text:p>0x0F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CUE_KP4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6">
            <text:p>16</text:p>
          </table:table-cell>
          <table:table-cell table:style-name="ce26" table:formula="of:=&quot;0x&quot;&amp;DEC2HEX([.C18],2)" office:value-type="string">
            <text:p>0x10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PBM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7">
            <text:p>17</text:p>
          </table:table-cell>
          <table:table-cell table:style-name="ce26" table:formula="of:=&quot;0x&quot;&amp;DEC2HEX([.C19],2)" office:value-type="string">
            <text:p>0x11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PBP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8">
            <text:p>18</text:p>
          </table:table-cell>
          <table:table-cell table:style-name="ce26" table:formula="of:=&quot;0x&quot;&amp;DEC2HEX([.C20],2)" office:value-type="string">
            <text:p>0x12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PREV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9">
            <text:p>19</text:p>
          </table:table-cell>
          <table:table-cell table:style-name="ce26" table:formula="of:=&quot;0x&quot;&amp;DEC2HEX([.C21],2)" office:value-type="string">
            <text:p>0x13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NEXT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0">
            <text:p>20</text:p>
          </table:table-cell>
          <table:table-cell table:style-name="ce26" table:formula="of:=&quot;0x&quot;&amp;DEC2HEX([.C22],2)" office:value-type="string">
            <text:p>0x14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CUE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1">
            <text:p>21</text:p>
          </table:table-cell>
          <table:table-cell table:style-name="ce26" table:formula="of:=&quot;0x&quot;&amp;DEC2HEX([.C23],2)" office:value-type="string">
            <text:p>0x15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PLAY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2">
            <text:p>22</text:p>
          </table:table-cell>
          <table:table-cell table:style-name="ce26" table:formula="of:=&quot;0x&quot;&amp;DEC2HEX([.C24],2)" office:value-type="string">
            <text:p>0x16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SYNC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3">
            <text:p>23</text:p>
          </table:table-cell>
          <table:table-cell table:style-name="ce26" table:formula="of:=&quot;0x&quot;&amp;DEC2HEX([.C25],2)" office:value-type="string">
            <text:p>0x17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LISTEN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4">
            <text:p>24</text:p>
          </table:table-cell>
          <table:table-cell table:style-name="ce26" table:formula="of:=&quot;0x&quot;&amp;DEC2HEX([.C26],2)" office:value-type="string">
            <text:p>0x18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LOAD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5">
            <text:p>25</text:p>
          </table:table-cell>
          <table:table-cell table:style-name="ce26" table:formula="of:=&quot;0x&quot;&amp;DEC2HEX([.C27],2)" office:value-type="string">
            <text:p>0x19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TOUCH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6">
            <text:p>26</text:p>
          </table:table-cell>
          <table:table-cell table:style-name="ce26" table:formula="of:=&quot;0x&quot;&amp;DEC2HEX([.C28],2)" office:value-type="string">
            <text:p>0x1A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FX_KP1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7">
            <text:p>27</text:p>
          </table:table-cell>
          <table:table-cell table:style-name="ce26" table:formula="of:=&quot;0x&quot;&amp;DEC2HEX([.C29],2)" office:value-type="string">
            <text:p>0x1B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FX_KP2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8">
            <text:p>28</text:p>
          </table:table-cell>
          <table:table-cell table:style-name="ce26" table:formula="of:=&quot;0x&quot;&amp;DEC2HEX([.C30],2)" office:value-type="string">
            <text:p>0x1C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FX_KP3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9">
            <text:p>29</text:p>
          </table:table-cell>
          <table:table-cell table:style-name="ce26" table:formula="of:=&quot;0x&quot;&amp;DEC2HEX([.C31],2)" office:value-type="string">
            <text:p>0x1D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FX_KP4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0">
            <text:p>30</text:p>
          </table:table-cell>
          <table:table-cell table:style-name="ce26" table:formula="of:=&quot;0x&quot;&amp;DEC2HEX([.C32],2)" office:value-type="string">
            <text:p>0x1E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SAMPLE_KP1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1">
            <text:p>31</text:p>
          </table:table-cell>
          <table:table-cell table:style-name="ce26" table:formula="of:=&quot;0x&quot;&amp;DEC2HEX([.C33],2)" office:value-type="string">
            <text:p>0x1F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SAMPLE_KP2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2">
            <text:p>32</text:p>
          </table:table-cell>
          <table:table-cell table:style-name="ce26" table:formula="of:=&quot;0x&quot;&amp;DEC2HEX([.C34],2)" office:value-type="string">
            <text:p>0x20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SAMPLE_KP3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3">
            <text:p>33</text:p>
          </table:table-cell>
          <table:table-cell table:style-name="ce26" table:formula="of:=&quot;0x&quot;&amp;DEC2HEX([.C35],2)" office:value-type="string">
            <text:p>0x21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SAMPLE_KP4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4">
            <text:p>34</text:p>
          </table:table-cell>
          <table:table-cell table:style-name="ce26" table:formula="of:=&quot;0x&quot;&amp;DEC2HEX([.C36],2)" office:value-type="string">
            <text:p>0x22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LOOP_KP1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5">
            <text:p>35</text:p>
          </table:table-cell>
          <table:table-cell table:style-name="ce26" table:formula="of:=&quot;0x&quot;&amp;DEC2HEX([.C37],2)" office:value-type="string">
            <text:p>0x23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LOOP_KP2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6">
            <text:p>36</text:p>
          </table:table-cell>
          <table:table-cell table:style-name="ce26" table:formula="of:=&quot;0x&quot;&amp;DEC2HEX([.C38],2)" office:value-type="string">
            <text:p>0x24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LOOP_KP3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7">
            <text:p>37</text:p>
          </table:table-cell>
          <table:table-cell table:style-name="ce26" table:formula="of:=&quot;0x&quot;&amp;DEC2HEX([.C39],2)" office:value-type="string">
            <text:p>0x25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CUE_KP4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8">
            <text:p>38</text:p>
          </table:table-cell>
          <table:table-cell table:style-name="ce26" table:formula="of:=&quot;0x&quot;&amp;DEC2HEX([.C40],2)" office:value-type="string">
            <text:p>0x26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CUE_KP1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9">
            <text:p>39</text:p>
          </table:table-cell>
          <table:table-cell table:style-name="ce26" table:formula="of:=&quot;0x&quot;&amp;DEC2HEX([.C41],2)" office:value-type="string">
            <text:p>0x27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CUE_KP2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0">
            <text:p>40</text:p>
          </table:table-cell>
          <table:table-cell table:style-name="ce26" table:formula="of:=&quot;0x&quot;&amp;DEC2HEX([.C42],2)" office:value-type="string">
            <text:p>0x28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CUE_KP3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1">
            <text:p>41</text:p>
          </table:table-cell>
          <table:table-cell table:style-name="ce26" table:formula="of:=&quot;0x&quot;&amp;DEC2HEX([.C43],2)" office:value-type="string">
            <text:p>0x29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CUE_KP4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2">
            <text:p>42</text:p>
          </table:table-cell>
          <table:table-cell table:style-name="ce26" table:formula="of:=&quot;0x&quot;&amp;DEC2HEX([.C44],2)" office:value-type="string">
            <text:p>0x2A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PBM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3">
            <text:p>43</text:p>
          </table:table-cell>
          <table:table-cell table:style-name="ce26" table:formula="of:=&quot;0x&quot;&amp;DEC2HEX([.C45],2)" office:value-type="string">
            <text:p>0x2B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PBP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4">
            <text:p>44</text:p>
          </table:table-cell>
          <table:table-cell table:style-name="ce26" table:formula="of:=&quot;0x&quot;&amp;DEC2HEX([.C46],2)" office:value-type="string">
            <text:p>0x2C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PREV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5">
            <text:p>45</text:p>
          </table:table-cell>
          <table:table-cell table:style-name="ce26" table:formula="of:=&quot;0x&quot;&amp;DEC2HEX([.C47],2)" office:value-type="string">
            <text:p>0x2D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NEXT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6">
            <text:p>46</text:p>
          </table:table-cell>
          <table:table-cell table:style-name="ce26" table:formula="of:=&quot;0x&quot;&amp;DEC2HEX([.C48],2)" office:value-type="string">
            <text:p>0x2E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CUE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7">
            <text:p>47</text:p>
          </table:table-cell>
          <table:table-cell table:style-name="ce26" table:formula="of:=&quot;0x&quot;&amp;DEC2HEX([.C49],2)" office:value-type="string">
            <text:p>0x2F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PLAY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8">
            <text:p>48</text:p>
          </table:table-cell>
          <table:table-cell table:style-name="ce26" table:formula="of:=&quot;0x&quot;&amp;DEC2HEX([.C50],2)" office:value-type="string">
            <text:p>0x30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SYNC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9">
            <text:p>49</text:p>
          </table:table-cell>
          <table:table-cell table:style-name="ce26" table:formula="of:=&quot;0x&quot;&amp;DEC2HEX([.C51],2)" office:value-type="string">
            <text:p>0x31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LISTEN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0">
            <text:p>50</text:p>
          </table:table-cell>
          <table:table-cell table:style-name="ce26" table:formula="of:=&quot;0x&quot;&amp;DEC2HEX([.C52],2)" office:value-type="string">
            <text:p>0x32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LOAD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1">
            <text:p>51</text:p>
          </table:table-cell>
          <table:table-cell table:style-name="ce26" table:formula="of:=&quot;0x&quot;&amp;DEC2HEX([.C53],2)" office:value-type="string">
            <text:p>0x33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TOUCH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2">
            <text:p>52</text:p>
          </table:table-cell>
          <table:table-cell table:style-name="ce26" table:formula="of:=&quot;0x&quot;&amp;DEC2HEX([.C54],2)" office:value-type="string">
            <text:p>0x34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SCRATCH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3">
            <text:p>53</text:p>
          </table:table-cell>
          <table:table-cell table:style-name="ce26" table:formula="of:=&quot;0x&quot;&amp;DEC2HEX([.C55],2)" office:value-type="string">
            <text:p>0x35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UP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4">
            <text:p>54</text:p>
          </table:table-cell>
          <table:table-cell table:style-name="ce26" table:formula="of:=&quot;0x&quot;&amp;DEC2HEX([.C56],2)" office:value-type="string">
            <text:p>0x36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DOWN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5">
            <text:p>55</text:p>
          </table:table-cell>
          <table:table-cell table:style-name="ce26" table:formula="of:=&quot;0x&quot;&amp;DEC2HEX([.C57],2)" office:value-type="string">
            <text:p>0x37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FILES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6">
            <text:p>56</text:p>
          </table:table-cell>
          <table:table-cell table:style-name="ce26" table:formula="of:=&quot;0x&quot;&amp;DEC2HEX([.C58],2)" office:value-type="string">
            <text:p>0x38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FOLDERS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7">
            <text:p>57</text:p>
          </table:table-cell>
          <table:table-cell table:style-name="ce26" table:formula="of:=&quot;0x&quot;&amp;DEC2HEX([.C59],2)" office:value-type="string">
            <text:p>0x39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HP_VOL_M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64">
            <text:p>64</text:p>
          </table:table-cell>
          <table:table-cell table:style-name="ce26" table:formula="of:=&quot;0x&quot;&amp;DEC2HEX([.C60],2)" office:value-type="string">
            <text:p>0x40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HP_VOL_P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65">
            <text:p>65</text:p>
          </table:table-cell>
          <table:table-cell table:style-name="ce26" table:formula="of:=&quot;0x&quot;&amp;DEC2HEX([.C61],2)" office:value-type="string">
            <text:p>0x41</text:p>
          </table:table-cell>
          <table:table-cell table:style-name="ce23" office:value-type="string">
            <text:p>Button-Toggling Output</text:p>
          </table:table-cell>
          <table:table-cell table:style-name="ce23" office:value-type="string">
            <text:p>127: Pressed – 0: Released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JOG_DA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48">
            <text:p>48</text:p>
          </table:table-cell>
          <table:table-cell table:style-name="ce26" table:formula="of:=&quot;0x&quot;&amp;DEC2HEX([.C62],2)" office:value-type="string">
            <text:p>0x30</text:p>
          </table:table-cell>
          <table:table-cell table:style-name="ce23" office:value-type="string">
            <text:p>Incremental– Coarse (128 values)</text:p>
          </table:table-cell>
          <table:table-cell table:style-name="ce21" office:value-type="string">
            <text:p>127 &gt; 64 : CCW Slow&gt; Fast 1 &gt; 63 : CWSlow &gt; Fast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JOG_DB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49">
            <text:p>49</text:p>
          </table:table-cell>
          <table:table-cell table:style-name="ce26" table:formula="of:=&quot;0x&quot;&amp;DEC2HEX([.C63],2)" office:value-type="string">
            <text:p>0x31</text:p>
          </table:table-cell>
          <table:table-cell table:style-name="ce23" office:value-type="string">
            <text:p>Incremental– Coarse (128 values)</text:p>
          </table:table-cell>
          <table:table-cell table:style-name="ce21" office:value-type="string">
            <text:p>127 &gt; 64 : CCW Slow&gt; Fast 1 &gt; 63 : CWSlow &gt; Fast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PITCH_DA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52">
            <text:p>52</text:p>
          </table:table-cell>
          <table:table-cell table:style-name="ce26" table:formula="of:=&quot;0x&quot;&amp;DEC2HEX([.C64],2)" office:value-type="string">
            <text:p>0x34</text:p>
          </table:table-cell>
          <table:table-cell table:style-name="ce23" office:value-type="string">
            <text:p>Incremental– Coarse (128 values)</text:p>
          </table:table-cell>
          <table:table-cell table:style-name="ce23" office:value-type="string">
            <text:p>127: Pitch Down - 01 :Pitch Up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PITCH_DB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53">
            <text:p>53</text:p>
          </table:table-cell>
          <table:table-cell table:style-name="ce26" table:formula="of:=&quot;0x&quot;&amp;DEC2HEX([.C65],2)" office:value-type="string">
            <text:p>0x35</text:p>
          </table:table-cell>
          <table:table-cell table:style-name="ce23" office:value-type="string">
            <text:p>Incremental– Coarse (128 values)</text:p>
          </table:table-cell>
          <table:table-cell table:style-name="ce23" office:value-type="string">
            <text:p>127: Pitch Down - 01 :Pitch Up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VOL_DA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54">
            <text:p>54</text:p>
          </table:table-cell>
          <table:table-cell table:style-name="ce26" table:formula="of:=&quot;0x&quot;&amp;DEC2HEX([.C66],2)" office:value-type="string">
            <text:p>0x36</text:p>
          </table:table-cell>
          <table:table-cell table:style-name="ce23" office:value-type="string">
            <text:p>Analog – Coarse (128 values)</text:p>
          </table:table-cell>
          <table:table-cell table:style-name="ce23" office:value-type="string">
            <text:p>0 &gt; 127 : Full Down &gt; Full Up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TREBLE_DA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55">
            <text:p>55</text:p>
          </table:table-cell>
          <table:table-cell table:style-name="ce26" table:formula="of:=&quot;0x&quot;&amp;DEC2HEX([.C67],2)" office:value-type="string">
            <text:p>0x37</text:p>
          </table:table-cell>
          <table:table-cell table:style-name="ce23" office:value-type="string">
            <text:p>Analog – Coarse (128 values)</text:p>
          </table:table-cell>
          <table:table-cell table:style-name="ce21" office:value-type="string">
            <text:p>0 &gt; 127 : Full CW :Full CCW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MEDIUM_DA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56">
            <text:p>56</text:p>
          </table:table-cell>
          <table:table-cell table:style-name="ce26" table:formula="of:=&quot;0x&quot;&amp;DEC2HEX([.C68],2)" office:value-type="string">
            <text:p>0x38</text:p>
          </table:table-cell>
          <table:table-cell table:style-name="ce23" office:value-type="string">
            <text:p>Analog – Coarse (128 values)</text:p>
          </table:table-cell>
          <table:table-cell table:style-name="ce21" office:value-type="string">
            <text:p>0 &gt; 127 : Full CW :Full CCW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BASS_DA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57">
            <text:p>57</text:p>
          </table:table-cell>
          <table:table-cell table:style-name="ce26" table:formula="of:=&quot;0x&quot;&amp;DEC2HEX([.C69],2)" office:value-type="string">
            <text:p>0x39</text:p>
          </table:table-cell>
          <table:table-cell table:style-name="ce23" office:value-type="string">
            <text:p>Analog – Coarse (128 values)</text:p>
          </table:table-cell>
          <table:table-cell table:style-name="ce21" office:value-type="string">
            <text:p>0 &gt; 127 : Full CW :Full CCW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XFADER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58">
            <text:p>58</text:p>
          </table:table-cell>
          <table:table-cell table:style-name="ce26" table:formula="of:=&quot;0x&quot;&amp;DEC2HEX([.C70],2)" office:value-type="string">
            <text:p>0x3A</text:p>
          </table:table-cell>
          <table:table-cell table:style-name="ce23" office:value-type="string">
            <text:p>Analog – Coarse (128 values)</text:p>
          </table:table-cell>
          <table:table-cell table:style-name="ce23" office:value-type="string">
            <text:p>0 &gt; 127 : Full Left &gt; Full Right 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VOL_DB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59">
            <text:p>59</text:p>
          </table:table-cell>
          <table:table-cell table:style-name="ce26" table:formula="of:=&quot;0x&quot;&amp;DEC2HEX([.C71],2)" office:value-type="string">
            <text:p>0x3B</text:p>
          </table:table-cell>
          <table:table-cell table:style-name="ce23" office:value-type="string">
            <text:p>Analog – Coarse (128 values)</text:p>
          </table:table-cell>
          <table:table-cell table:style-name="ce23" office:value-type="string">
            <text:p>0 &gt; 127 : Full Down &gt; Full Up 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TREBLE_DB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60">
            <text:p>60</text:p>
          </table:table-cell>
          <table:table-cell table:style-name="ce26" table:formula="of:=&quot;0x&quot;&amp;DEC2HEX([.C72],2)" office:value-type="string">
            <text:p>0x3C</text:p>
          </table:table-cell>
          <table:table-cell table:style-name="ce23" office:value-type="string">
            <text:p>Analog – Coarse (128 values)</text:p>
          </table:table-cell>
          <table:table-cell table:style-name="ce21" office:value-type="string">
            <text:p>0 &gt; 127 : Full CW :Full CCW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MEDIUM_DB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61">
            <text:p>61</text:p>
          </table:table-cell>
          <table:table-cell table:style-name="ce26" table:formula="of:=&quot;0x&quot;&amp;DEC2HEX([.C73],2)" office:value-type="string">
            <text:p>0x3D</text:p>
          </table:table-cell>
          <table:table-cell table:style-name="ce23" office:value-type="string">
            <text:p>Analog – Coarse (128 values)</text:p>
          </table:table-cell>
          <table:table-cell table:style-name="ce21" office:value-type="string">
            <text:p>0 &gt; 127 : Full CW :Full CCW</text:p>
          </table:table-cell>
          <table:table-cell table:number-columns-repeated="21" table:style-name="ce22"/>
        </table:table-row>
        <table:table-row table:style-name="ro2">
          <table:table-cell table:style-name="ce21" office:value-type="string">
            <text:p>BASS_DB</text:p>
          </table:table-cell>
          <table:table-cell table:style-name="ce21" office:value-type="string">
            <text:p>Control Change</text:p>
          </table:table-cell>
          <table:table-cell table:style-name="ce25" office:value-type="float" office:value="62">
            <text:p>62</text:p>
          </table:table-cell>
          <table:table-cell table:style-name="ce26" table:formula="of:=&quot;0x&quot;&amp;DEC2HEX([.C74],2)" office:value-type="string">
            <text:p>0x3E</text:p>
          </table:table-cell>
          <table:table-cell table:style-name="ce23" office:value-type="string">
            <text:p>Analog – Coarse (128 values)</text:p>
          </table:table-cell>
          <table:table-cell table:style-name="ce21" office:value-type="string">
            <text:p>0 &gt; 127 : Full CW :Full CCW</text:p>
          </table:table-cell>
          <table:table-cell table:number-columns-repeated="21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4">
          <table:table-cell table:number-columns-repeated="3" table:style-name="ce22"/>
          <table:table-cell table:style-name="ce27"/>
          <table:table-cell table:number-columns-repeated="23" table:style-name="ce22"/>
        </table:table-row>
        <table:table-row table:style-name="ro1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  <table:table-row table:style-name="ro5">
          <table:table-cell table:number-columns-repeated="3" table:style-name="ce21"/>
          <table:table-cell table:style-name="ce26"/>
          <table:table-cell table:number-columns-repeated="2" table:style-name="ce21"/>
          <table:table-cell table:number-columns-repeated="21" table:style-name="ce22"/>
        </table:table-row>
      </table:table>
      <table:table table:name="MIDI Output" table:style-name="ta2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8" table:default-cell-style-name="ce15" table:number-columns-repeated="251"/>
        <table:table-row table:style-name="ro2">
          <table:table-cell table:style-name="ce21" table:number-columns-spanned="5" table:number-rows-spanned="1" office:value-type="string">
            <text:p>MIDI Output (commands sent by the computer to activate the LEDs)</text:p>
          </table:table-cell>
          <table:covered-table-cell table:number-columns-repeated="4"/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ontrol</text:p>
          </table:table-cell>
          <table:table-cell table:style-name="ce21" office:value-type="string">
            <text:p>Midi Control Type</text:p>
          </table:table-cell>
          <table:table-cell table:style-name="ce23" office:value-type="string">
            <text:p>Midi Command
Decimal</text:p>
          </table:table-cell>
          <table:table-cell table:style-name="ce23" office:value-type="string">
            <text:p>MIDI Command
Hex</text:p>
          </table:table-cell>
          <table:table-cell table:style-name="ce21" office:value-type="string">
            <text:p>Midi Values (decimal)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FX_KP1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">
            <text:p>1</text:p>
          </table:table-cell>
          <table:table-cell table:style-name="ce28" table:formula="of:=&quot;0x&quot;&amp;DEC2HEX([.C3],2)" office:value-type="string">
            <text:p>0x01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FX_KP2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">
            <text:p>2</text:p>
          </table:table-cell>
          <table:table-cell table:style-name="ce28" table:formula="of:=&quot;0x&quot;&amp;DEC2HEX([.C4],2)" office:value-type="string">
            <text:p>0x02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FX_KP3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">
            <text:p>3</text:p>
          </table:table-cell>
          <table:table-cell table:style-name="ce28" table:formula="of:=&quot;0x&quot;&amp;DEC2HEX([.C5],2)" office:value-type="string">
            <text:p>0x03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FX_KP4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">
            <text:p>4</text:p>
          </table:table-cell>
          <table:table-cell table:style-name="ce28" table:formula="of:=&quot;0x&quot;&amp;DEC2HEX([.C6],2)" office:value-type="string">
            <text:p>0x04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SAMPLE_KP1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">
            <text:p>5</text:p>
          </table:table-cell>
          <table:table-cell table:style-name="ce28" table:formula="of:=&quot;0x&quot;&amp;DEC2HEX([.C7],2)" office:value-type="string">
            <text:p>0x05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SAMPLE_KP2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6">
            <text:p>6</text:p>
          </table:table-cell>
          <table:table-cell table:style-name="ce28" table:formula="of:=&quot;0x&quot;&amp;DEC2HEX([.C8],2)" office:value-type="string">
            <text:p>0x06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SAMPLE_KP3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7">
            <text:p>7</text:p>
          </table:table-cell>
          <table:table-cell table:style-name="ce28" table:formula="of:=&quot;0x&quot;&amp;DEC2HEX([.C9],2)" office:value-type="string">
            <text:p>0x07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SAMPLE_KP4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8">
            <text:p>8</text:p>
          </table:table-cell>
          <table:table-cell table:style-name="ce28" table:formula="of:=&quot;0x&quot;&amp;DEC2HEX([.C10],2)" office:value-type="string">
            <text:p>0x08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LOOP_KP1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9">
            <text:p>9</text:p>
          </table:table-cell>
          <table:table-cell table:style-name="ce28" table:formula="of:=&quot;0x&quot;&amp;DEC2HEX([.C11],2)" office:value-type="string">
            <text:p>0x09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LOOP_KP2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0">
            <text:p>10</text:p>
          </table:table-cell>
          <table:table-cell table:style-name="ce28" table:formula="of:=&quot;0x&quot;&amp;DEC2HEX([.C12],2)" office:value-type="string">
            <text:p>0x0A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LOOP_KP3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1">
            <text:p>11</text:p>
          </table:table-cell>
          <table:table-cell table:style-name="ce28" table:formula="of:=&quot;0x&quot;&amp;DEC2HEX([.C13],2)" office:value-type="string">
            <text:p>0x0B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LOOP_KP4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2">
            <text:p>12</text:p>
          </table:table-cell>
          <table:table-cell table:style-name="ce28" table:formula="of:=&quot;0x&quot;&amp;DEC2HEX([.C14],2)" office:value-type="string">
            <text:p>0x0C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UE_KP1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3">
            <text:p>13</text:p>
          </table:table-cell>
          <table:table-cell table:style-name="ce28" table:formula="of:=&quot;0x&quot;&amp;DEC2HEX([.C15],2)" office:value-type="string">
            <text:p>0x0D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UE_KP2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4">
            <text:p>14</text:p>
          </table:table-cell>
          <table:table-cell table:style-name="ce28" table:formula="of:=&quot;0x&quot;&amp;DEC2HEX([.C16],2)" office:value-type="string">
            <text:p>0x0E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UE_KP3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5">
            <text:p>15</text:p>
          </table:table-cell>
          <table:table-cell table:style-name="ce28" table:formula="of:=&quot;0x&quot;&amp;DEC2HEX([.C17],2)" office:value-type="string">
            <text:p>0x0F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UE_KP4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16">
            <text:p>16</text:p>
          </table:table-cell>
          <table:table-cell table:style-name="ce28" table:formula="of:=&quot;0x&quot;&amp;DEC2HEX([.C18],2)" office:value-type="string">
            <text:p>0x10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UE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1">
            <text:p>21</text:p>
          </table:table-cell>
          <table:table-cell table:style-name="ce28" table:formula="of:=&quot;0x&quot;&amp;DEC2HEX([.C19],2)" office:value-type="string">
            <text:p>0x15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PLAY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2">
            <text:p>22</text:p>
          </table:table-cell>
          <table:table-cell table:style-name="ce28" table:formula="of:=&quot;0x&quot;&amp;DEC2HEX([.C20],2)" office:value-type="string">
            <text:p>0x16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SYNC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3">
            <text:p>23</text:p>
          </table:table-cell>
          <table:table-cell table:style-name="ce28" table:formula="of:=&quot;0x&quot;&amp;DEC2HEX([.C21],2)" office:value-type="string">
            <text:p>0x17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PREVIEW_DA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4">
            <text:p>24</text:p>
          </table:table-cell>
          <table:table-cell table:style-name="ce28" table:formula="of:=&quot;0x&quot;&amp;DEC2HEX([.C22],2)" office:value-type="string">
            <text:p>0x18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FX_KP1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7">
            <text:p>27</text:p>
          </table:table-cell>
          <table:table-cell table:style-name="ce28" table:formula="of:=&quot;0x&quot;&amp;DEC2HEX([.C23],2)" office:value-type="string">
            <text:p>0x1B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FX_KP2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8">
            <text:p>28</text:p>
          </table:table-cell>
          <table:table-cell table:style-name="ce28" table:formula="of:=&quot;0x&quot;&amp;DEC2HEX([.C24],2)" office:value-type="string">
            <text:p>0x1C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FX_KP3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29">
            <text:p>29</text:p>
          </table:table-cell>
          <table:table-cell table:style-name="ce28" table:formula="of:=&quot;0x&quot;&amp;DEC2HEX([.C25],2)" office:value-type="string">
            <text:p>0x1D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FX_KP4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0">
            <text:p>30</text:p>
          </table:table-cell>
          <table:table-cell table:style-name="ce28" table:formula="of:=&quot;0x&quot;&amp;DEC2HEX([.C26],2)" office:value-type="string">
            <text:p>0x1E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SAMPLE_KP1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1">
            <text:p>31</text:p>
          </table:table-cell>
          <table:table-cell table:style-name="ce28" table:formula="of:=&quot;0x&quot;&amp;DEC2HEX([.C27],2)" office:value-type="string">
            <text:p>0x1F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SAMPLE_KP2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2">
            <text:p>32</text:p>
          </table:table-cell>
          <table:table-cell table:style-name="ce28" table:formula="of:=&quot;0x&quot;&amp;DEC2HEX([.C28],2)" office:value-type="string">
            <text:p>0x20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SAMPLE_KP3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3">
            <text:p>33</text:p>
          </table:table-cell>
          <table:table-cell table:style-name="ce28" table:formula="of:=&quot;0x&quot;&amp;DEC2HEX([.C29],2)" office:value-type="string">
            <text:p>0x21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SAMPLE_KP4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4">
            <text:p>34</text:p>
          </table:table-cell>
          <table:table-cell table:style-name="ce28" table:formula="of:=&quot;0x&quot;&amp;DEC2HEX([.C30],2)" office:value-type="string">
            <text:p>0x22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LOOP_KP1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5">
            <text:p>35</text:p>
          </table:table-cell>
          <table:table-cell table:style-name="ce28" table:formula="of:=&quot;0x&quot;&amp;DEC2HEX([.C31],2)" office:value-type="string">
            <text:p>0x23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LOOP_KP2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6">
            <text:p>36</text:p>
          </table:table-cell>
          <table:table-cell table:style-name="ce28" table:formula="of:=&quot;0x&quot;&amp;DEC2HEX([.C32],2)" office:value-type="string">
            <text:p>0x24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LOOP_KP3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7">
            <text:p>37</text:p>
          </table:table-cell>
          <table:table-cell table:style-name="ce28" table:formula="of:=&quot;0x&quot;&amp;DEC2HEX([.C33],2)" office:value-type="string">
            <text:p>0x25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UE_KP4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8">
            <text:p>38</text:p>
          </table:table-cell>
          <table:table-cell table:style-name="ce28" table:formula="of:=&quot;0x&quot;&amp;DEC2HEX([.C34],2)" office:value-type="string">
            <text:p>0x26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UE_KP1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39">
            <text:p>39</text:p>
          </table:table-cell>
          <table:table-cell table:style-name="ce28" table:formula="of:=&quot;0x&quot;&amp;DEC2HEX([.C35],2)" office:value-type="string">
            <text:p>0x27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UE_KP2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0">
            <text:p>40</text:p>
          </table:table-cell>
          <table:table-cell table:style-name="ce28" table:formula="of:=&quot;0x&quot;&amp;DEC2HEX([.C36],2)" office:value-type="string">
            <text:p>0x28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UE_KP3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1">
            <text:p>41</text:p>
          </table:table-cell>
          <table:table-cell table:style-name="ce28" table:formula="of:=&quot;0x&quot;&amp;DEC2HEX([.C37],2)" office:value-type="string">
            <text:p>0x29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UE_KP4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2">
            <text:p>42</text:p>
          </table:table-cell>
          <table:table-cell table:style-name="ce28" table:formula="of:=&quot;0x&quot;&amp;DEC2HEX([.C38],2)" office:value-type="string">
            <text:p>0x2A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CUE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7">
            <text:p>47</text:p>
          </table:table-cell>
          <table:table-cell table:style-name="ce28" table:formula="of:=&quot;0x&quot;&amp;DEC2HEX([.C39],2)" office:value-type="string">
            <text:p>0x2F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PLAY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8">
            <text:p>48</text:p>
          </table:table-cell>
          <table:table-cell table:style-name="ce28" table:formula="of:=&quot;0x&quot;&amp;DEC2HEX([.C40],2)" office:value-type="string">
            <text:p>0x30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SYNC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49">
            <text:p>49</text:p>
          </table:table-cell>
          <table:table-cell table:style-name="ce28" table:formula="of:=&quot;0x&quot;&amp;DEC2HEX([.C41],2)" office:value-type="string">
            <text:p>0x31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PREVIEW_DB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0">
            <text:p>50</text:p>
          </table:table-cell>
          <table:table-cell table:style-name="ce28" table:formula="of:=&quot;0x&quot;&amp;DEC2HEX([.C42],2)" office:value-type="string">
            <text:p>0x32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SCRATCH MODE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3">
            <text:p>53</text:p>
          </table:table-cell>
          <table:table-cell table:style-name="ce28" table:formula="of:=&quot;0x&quot;&amp;DEC2HEX([.C43],2)" office:value-type="string">
            <text:p>0x35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FILES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6">
            <text:p>56</text:p>
          </table:table-cell>
          <table:table-cell table:style-name="ce28" table:formula="of:=&quot;0x&quot;&amp;DEC2HEX([.C44],2)" office:value-type="string">
            <text:p>0x38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2">
          <table:table-cell table:style-name="ce21" office:value-type="string">
            <text:p>FOLDERS</text:p>
          </table:table-cell>
          <table:table-cell table:style-name="ce21" office:value-type="string">
            <text:p>Note On/Note Off</text:p>
          </table:table-cell>
          <table:table-cell table:style-name="ce25" office:value-type="float" office:value="57">
            <text:p>57</text:p>
          </table:table-cell>
          <table:table-cell table:style-name="ce28" table:formula="of:=&quot;0x&quot;&amp;DEC2HEX([.C45],2)" office:value-type="string">
            <text:p>0x39</text:p>
          </table:table-cell>
          <table:table-cell table:style-name="ce21" office:value-type="string">
            <text:p>“127” : OFF – “0” : ON</text:p>
          </table:table-cell>
          <table:table-cell table:style-name="ce21"/>
          <table:table-cell table:number-columns-repeated="21" table:style-name="ce22"/>
        </table:table-row>
        <table:table-row table:style-name="ro4">
          <table:table-cell table:number-columns-repeated="2" table:style-name="ce22"/>
          <table:table-cell table:style-name="ce29" office:value-type="float" office:value="144">
            <text:p>144</text:p>
          </table:table-cell>
          <table:table-cell table:style-name="ce28" table:formula="of:=&quot;0x&quot;&amp;DEC2HEX([.C46],2)" office:value-type="string">
            <text:p>0x90</text:p>
          </table:table-cell>
          <table:table-cell table:number-columns-repeated="23" table:style-name="ce22"/>
        </table:table-row>
        <table:table-row table:style-name="ro4">
          <table:table-cell table:number-columns-repeated="2" table:style-name="ce22"/>
          <table:table-cell table:style-name="ce29" office:value-type="float" office:value="128">
            <text:p>128</text:p>
          </table:table-cell>
          <table:table-cell table:style-name="ce28" table:formula="of:=&quot;0x&quot;&amp;DEC2HEX([.C47],2)" office:value-type="string">
            <text:p>0x80</text:p>
          </table:table-cell>
          <table:table-cell table:number-columns-repeated="23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  <table:table-row table:style-name="ro4">
          <table:table-cell table:number-columns-repeated="27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Open Sans" svg:font-family="Open San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1"/>
      <number:text>x</number:text>
      <number:number number:decimal-places="0" number:min-integer-digits="3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IDI Input" style:display-name="PageStyle_MIDI Inpu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IDI Output" style:display-name="PageStyle_MIDI Outpu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